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insertion_sort/insertion_sort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selection_sort/selection_sort.md</text:p>
          </table:table-cell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mergesort/mergesort.md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sort/radix_sort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reorder_traversal/pre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inorder_traversal/in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ostorder_traversal/post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evelorder_traversal/levelorder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insert/heap_insert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remove/heap_remove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sort/heapsort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binary_search/binary_search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interpolation_search/interpolation_search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bst_search/bst_search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st_insert/bst_insert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bst_remove/bst_remov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single_rotation/single_rota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rotation/double_rota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avl_insertion/avl_inser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ed-black_insertion/red-black_inser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igital_search_tree/digital_search_tre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trie/radix_tri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ce reconstructible in most cases, no model solution</text:p>
          </table:table-cell>
          <table:table-cell/>
          <table:table-cell office:value-type="string" calcext:value-type="string">
            <text:p>reproducibility/common_trie/common_trie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open_hashing/open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inear_probing/linear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quadratic_probing/quadratic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hashing/double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ehashing/rehashing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fs/dfs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fs/bfs.md</text:p>
          </table:table-cell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office:value-type="string" calcext:value-type="string">
            <text:p>trace reconstructible, no model s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producibility/kruskal/kruskal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b_plus_insertion/b_plus_insertion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modified_b_plus/modified_b_plus.md</text:p>
          </table:table-cell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5:09:20.747020870</meta:creation-date>
    <dc:date>2023-06-27T16:59:21.794509198</dc:date>
    <meta:editing-duration>P4DT13H3M32S</meta:editing-duration>
    <meta:editing-cycles>54</meta:editing-cycles>
    <meta:generator>LibreOffice/7.3.7.2$Linux_X86_64 LibreOffice_project/30$Build-2</meta:generator>
    <meta:document-statistic meta:table-count="1" meta:cell-count="347" meta:object-count="0"/>
  </office:meta>
</office:document-meta>
</file>